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deSniplet.CodeSniplet( String id , String fileName , int lineSt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deSniplet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Sniplet.setLineEnd( int lineE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Sniplet.getCode( boolean stripLeadingSpaces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9">
            <text:p text:style-name="Table_20_Contents">19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CodeSniplet.getLine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Sniplet.setId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Sniplet.setLineStart( int lineSt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Sniple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Sniplet.addLine( String li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Sniplet.getFi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Sniplet.setFileName( String 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Sniplet.getLine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